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text-align="justify" style:justify-single-word="false"/>
    </style:style>
    <style:style style:name="P2" style:family="paragraph" style:parent-style-name="Standard" style:list-style-name="WW8Num16">
      <style:text-properties fo:color="#222222" fo:background-color="#ffffff"/>
    </style:style>
    <style:style style:name="P3" style:family="paragraph" style:parent-style-name="Standard" style:list-style-name="WW8Num16">
      <style:paragraph-properties fo:text-align="justify" style:justify-single-word="false"/>
      <style:text-properties fo:color="#222222" fo:background-color="#ffffff"/>
    </style:style>
    <style:style style:name="P4" style:family="paragraph" style:parent-style-name="Standard" style:list-style-name="WW8Num16"/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weight="bold" style:language-asian="none" style:country-asian="none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222222"/>
    </style:style>
    <style:style style:name="T5" style:family="text">
      <style:text-properties fo:color="#222222" fo:background-color="#ffffff"/>
    </style:style>
    <style:style style:name="T6" style:family="text">
      <style:text-properties fo:font-size="10.5pt" fo:language="none" fo:country="none" style:font-size-asian="10.5pt" style:language-asian="none" style:country-asian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-AIN-201</text:span><text:span text:style-name="T2"> Matematické modelovanie a počítačová animácia fyzikálnych procesov</text:span><text:span text:style-name="T1"> Ďurikovič</text:span><text:span text:style-name="T6"> R.</text:span></text:p>
      <text:list xml:id="list33365873" text:style-name="WW8Num16">
        <text:list-item>
          <text:p text:style-name="P1">Časticové systémy, rovnice pohybu prvého rádu, integračné metódy na výpočet rýchlosti a pozície, <text:s/>stavový vektor systému, vonkajšie sily, obmedzujúce podmienky – constraints, sily odozvy, <text:s/>kolízie častica - rovina. </text:p>
        </text:list-item>
        <text:list-item>
          <text:p text:style-name="P1">Animácie pohybu a orientácie, interpolačný spline na animáciu pohybu, reparametrizácia splinu podľa dĺžky krivky, quaternion a orientácia, interpolácie dvoch a viacerých quaternionov.</text:p>
        </text:list-item>
        <text:list-item>
          <text:p text:style-name="P1">Detekcie kolízie, Z buffer algoritmus, nutná a postačujúca podmienka kedy nie sú dve telesá v kolízii, deliaca rovina, hierarchie obálok, sily odozvy (response forces).</text:p>
        </text:list-item>
        <text:list-item>
          <text:p text:style-name="P1">Numerické riešenie diferenciálnych rovníc, Eulerova metóda, Runge-Kuta metóda, podmienka stability na voľbu časového kroku.</text:p>
        </text:list-item>
        <text:list-item>
          <text:p text:style-name="P3"><text:span text:style-name="T1">Dynamika tuhých telies, rovnice pohybu, rýchlosť, zrýchlenie, uhľová rýchlosť a uhľové zrýchlenie, matica inerci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dvolené_20_písmo_20_odseku" style:display-name="Predvolené písmo odseku" style:family="text"/>
    <style:style style:name="apple-converted-space" style:family="text" style:parent-style-name="Predvolené_20_písmo_20_odseku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7T13:55:43.02</meta:creation-date>
    <dc:date>2015-04-27T14:05:56.49</dc:date>
    <meta:editing-duration>PT00H00M24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117" meta:character-count="902"/>
  </office:meta>
</office:document-meta>
</file>